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3af60" officeooo:paragraph-rsid="000d6ea1" style:font-size-asian="16pt" style:font-size-complex="16pt"/>
    </style:style>
    <style:style style:name="P2" style:family="paragraph" style:parent-style-name="Standard">
      <style:text-properties fo:font-size="16pt" officeooo:paragraph-rsid="000d6ea1" style:font-size-asian="16pt" style:font-size-complex="16pt"/>
    </style:style>
    <style:style style:name="P3" style:family="paragraph" style:parent-style-name="Standard">
      <style:text-properties fo:font-size="16pt" style:text-underline-style="solid" style:text-underline-width="auto" style:text-underline-color="font-color" fo:font-weight="bold" officeooo:rsid="0013af60" officeooo:paragraph-rsid="000d6ea1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style:text-underline-style="solid" style:text-underline-width="auto" style:text-underline-color="font-color" fo:font-weight="bold" officeooo:paragraph-rsid="000d6ea1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style:text-underline-style="solid" style:text-underline-width="auto" style:text-underline-color="font-color" officeooo:paragraph-rsid="000d6ea1" style:font-size-asian="16pt" style:font-size-complex="16pt"/>
    </style:style>
    <style:style style:name="P6" style:family="paragraph" style:parent-style-name="Standard">
      <style:text-properties fo:font-size="16pt" fo:font-weight="bold" officeooo:rsid="0013af60" officeooo:paragraph-rsid="000d6ea1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13589d" officeooo:paragraph-rsid="000d6ea1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22pt" style:text-underline-style="solid" style:text-underline-width="auto" style:text-underline-color="font-color" fo:font-weight="bold" officeooo:paragraph-rsid="000d6ea1" style:font-size-asian="22pt" style:font-weight-asian="bold" style:font-size-complex="22pt"/>
    </style:style>
    <style:style style:name="P9" style:family="paragraph" style:parent-style-name="Standard">
      <style:text-properties fo:font-weight="bold" officeooo:paragraph-rsid="000d6ea1" style:font-weight-asian="bold" style:font-weight-complex="bold"/>
    </style:style>
    <style:style style:name="P10" style:family="paragraph" style:parent-style-name="Standard">
      <style:text-properties officeooo:paragraph-rsid="000d6ea1"/>
    </style:style>
    <style:style style:name="P11" style:family="paragraph" style:parent-style-name="Standard" style:master-page-name="Standard">
      <style:paragraph-properties style:page-number="auto"/>
      <style:text-properties fo:font-size="22pt" officeooo:paragraph-rsid="000d6ea1" style:font-size-asian="22pt" style:font-size-complex="22pt"/>
    </style:style>
    <style:style style:name="T1" style:family="text">
      <style:text-properties style:text-underline-style="none" fo:font-weight="bold" style:font-weight-asian="bold"/>
    </style:style>
    <style:style style:name="T2" style:family="text">
      <style:text-properties style:text-underline-style="solid" style:text-underline-width="auto" style:text-underline-color="font-color" fo:font-weight="bold" style:font-weight-asian="bold"/>
    </style:style>
    <style:style style:name="T3" style:family="text">
      <style:text-properties style:text-underline-style="solid" style:text-underline-width="auto" style:text-underline-color="font-color" fo:font-weight="bold" officeooo:rsid="0013589d" style:font-weight-asian="bold"/>
    </style:style>
    <style:style style:name="T4" style:family="text">
      <style:text-properties style:text-underline-style="solid" style:text-underline-width="auto" style:text-underline-color="font-color" fo:font-weight="bold" officeooo:rsid="000d6ea1" style:font-weight-asian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officeooo:rsid="0013589d" style:font-size-asian="16pt" style:font-size-complex="16pt"/>
    </style:style>
    <style:style style:name="T7" style:family="text">
      <style:text-properties fo:font-size="16pt" officeooo:rsid="0013af60" style:font-size-asian="16pt" style:font-size-complex="16pt"/>
    </style:style>
    <style:style style:name="T8" style:family="text">
      <style:text-properties fo:font-size="16pt" officeooo:rsid="0014a174" style:font-size-asian="16pt" style:font-size-complex="16pt"/>
    </style:style>
    <style:style style:name="T9" style:family="text">
      <style:text-properties fo:font-size="16pt" officeooo:rsid="00176ab0" style:font-size-asian="16pt" style:font-size-complex="16pt"/>
    </style:style>
    <style:style style:name="T10" style:family="text">
      <style:text-properties fo:font-size="16pt" officeooo:rsid="000d6ea1" style:font-size-asian="16pt" style:font-size-complex="16pt"/>
    </style:style>
    <style:style style:name="T11" style:family="text">
      <style:text-properties fo:font-size="16pt" fo:font-weight="bold" style:font-size-asian="16pt" style:font-weight-asian="bold" style:font-size-complex="16pt"/>
    </style:style>
    <style:style style:name="T12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T13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14" style:family="text">
      <style:text-properties fo:font-weight="bold" officeooo:rsid="0013589d" style:font-weight-asian="bold" style:font-weight-complex="bold"/>
    </style:style>
    <style:style style:name="T15" style:family="text">
      <style:text-properties officeooo:rsid="0014a1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><text:s/><text:tab/><text:tab/></text:span><text:span text:style-name="T2">Pozvánka a propozice na soutěž o</text:span><text:span text:style-name="T1"> <text:tab/><text:tab/><text:tab/><text:tab/> <text:s text:c="3"/></text:span><text:span text:style-name="T2">„ Mistra kroužku 202</text:span><text:span text:style-name="T4">4</text:span><text:span text:style-name="T2">“</text:span></text:p>
      <text:p text:style-name="P8"/>
      <text:p text:style-name="P3">Pořadatel Raketomodelářský klub Letostroj Letovice p.s.</text:p>
      <text:p text:style-name="P4"/>
      <text:p text:style-name="P9"><text:span text:style-name="T5"><text:s text:c="2"/>Soutěž o „Mistra kroužku“ raketových modelářů žáků při SVČ Letokruh Letovice a RMK Letovice, se koná v </text:span><text:span text:style-name="T10">neděli</text:span><text:span text:style-name="T5"> </text:span><text:span text:style-name="T10">2</text:span><text:span text:style-name="T5">.6. 202</text:span><text:span text:style-name="T10">4</text:span><text:span text:style-name="T5"> od 9.00 hod na letišti LK Letovice</text:span></text:p>
      <text:p text:style-name="P6"/>
      <text:p text:style-name="P6"/>
      <text:p text:style-name="P10"><text:span text:style-name="T5">Hlavní rozhodčí: </text:span><text:span text:style-name="T11">Bohuslav Kuda</text:span></text:p>
      <text:p text:style-name="P2">Časoměřiči určeni na místě konání</text:p>
      <text:p text:style-name="P10"><text:span text:style-name="T5">Pravidla FAI s platností od 1.1. 202</text:span><text:span text:style-name="T10">4 </text:span><text:span text:style-name="T5">- úpravy pro žáky </text:span><text:span text:style-name="T7">max. 90 sec.</text:span><text:span text:style-name="T5">!</text:span></text:p>
      <text:p text:style-name="P1">Nesmí se odhodit píst a ucpávky!</text:p>
      <text:p text:style-name="P2"><text:s/><text:span text:style-name="T14">Kategorie: streamer S6A 2,5 Ns </text:span></text:p>
      <text:p text:style-name="P7"/>
      <text:p text:style-name="P10"><text:span text:style-name="T12">Časový rozvrh</text:span><text:span text:style-name="T13">:</text:span></text:p>
      <text:p text:style-name="P5"/>
      <text:p text:style-name="P2">Sraz na letišti v <text:span text:style-name="T15">9</text:span>.<text:span text:style-name="T15">0</text:span>0</text:p>
      <text:p text:style-name="P10"><text:span text:style-name="T5">9.</text:span><text:span text:style-name="T8">3</text:span><text:span text:style-name="T5">0 – 1</text:span><text:span text:style-name="T6">1</text:span><text:span text:style-name="T5">.</text:span><text:span text:style-name="T9">3</text:span><text:span text:style-name="T5">0 <text:s text:c="7"/><text:tab/>3 kola streamer </text:span><text:span text:style-name="T10">S6A </text:span><text:span text:style-name="T5">2,5 Ns</text:span></text:p>
      <text:p text:style-name="P2"/>
      <text:p text:style-name="P2">Motorky 2,5 Ns průměr 13 mm a palníky jsou zajištěny RMK </text:p>
      <text:p text:style-name="P2">Letovice.</text:p>
      <text:p text:style-name="P2">Odpalování individuální, zajistí pořadatel! </text:p>
      <text:p text:style-name="P1">Rampy: průměr 5 mm, nebo vlastní se souhlasem sp. komisaře</text:p>
      <text:p text:style-name="P2">Soutěžící na prvních třech místech obdrží diplom a věcnou cenu!</text:p>
      <text:p text:style-name="P2"/>
      <text:p text:style-name="P2">Létá se za každého počasí, v případě deště vezměte pláštěnku a odpovídající obuv.</text:p>
      <text:p text:style-name="P2"/>
      <text:p text:style-name="P10"><text:span text:style-name="T6">1</text:span><text:span text:style-name="T10">6</text:span><text:span text:style-name="T5">.</text:span><text:span text:style-name="T6">5</text:span><text:span text:style-name="T5">. 202</text:span><text:span text:style-name="T10">4</text:span><text:span text:style-name="T5"> <text:s/><text:tab/><text:tab/><text:tab/><text:tab/><text:tab/><text:tab/>Jiří Kašpar ved. kroužku</text:span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5-16T14:20:15.723000000</meta:creation-date>
    <dc:date>2024-05-16T14:29:46.971000000</dc:date>
    <meta:editing-duration>PT9M31S</meta:editing-duration>
    <meta:editing-cycles>1</meta:editing-cycles>
    <meta:document-statistic meta:table-count="0" meta:image-count="0" meta:object-count="0" meta:page-count="1" meta:paragraph-count="18" meta:word-count="147" meta:character-count="910" meta:non-whitespace-character-count="748"/>
    <meta:generator>LibreOffice/7.1.0.3$Windows_X86_64 LibreOffice_project/f6099ecf3d29644b5008cc8f48f42f4a40986e4c</meta:generator>
  </office:meta>
</office:document-meta>
</file>